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TymkrsciiSans_1.ttf" manifest:media-type="application/x-font-ttf"/>
  <manifest:file-entry manifest:full-path="Fonts/Font_Tymkrscii_1.ttf" manifest:media-type="application/x-font-tt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ymkrscii" svg:font-family="Tymkrscii" style:font-pitch="fixed">
      <svg:font-face-src>
        <svg:font-face-uri xlink:href="Fonts/Font_Tymkrscii_1.ttf" xlink:type="simple" loext:font-style="normal" loext:font-weight="normal">
          <svg:font-face-format svg:string="truetype"/>
        </svg:font-face-uri>
      </svg:font-face-src>
    </style:font-face>
    <style:font-face style:name="TymkrsciiSans" svg:font-family="TymkrsciiSans" style:font-family-generic="swiss" style:font-pitch="variable">
      <svg:font-face-src>
        <svg:font-face-uri xlink:href="Fonts/Font_TymkrsciiSans_1.ttf" xlink:type="simple" loext:font-style="normal" loext:font-weight="normal">
          <svg:font-face-format svg:string="truetype"/>
        </svg:font-face-uri>
      </svg:font-face-src>
    </style:font-face>
  </office:font-face-decls>
  <office:automatic-styles>
    <style:style style:name="P1" style:family="paragraph" style:parent-style-name="Standard">
      <style:text-properties style:font-name="Tymkrscii" fo:font-size="12pt" officeooo:rsid="0005029a" officeooo:paragraph-rsid="0005029a" style:font-size-asian="12pt" style:font-size-complex="12pt"/>
    </style:style>
    <style:style style:name="P2" style:family="paragraph" style:parent-style-name="Standard">
      <style:text-properties style:font-name="Tymkrscii" fo:font-size="12pt" officeooo:rsid="0005029a" officeooo:paragraph-rsid="00096fcd" style:font-size-asian="12pt" style:font-size-complex="12pt"/>
    </style:style>
    <style:style style:name="P3" style:family="paragraph" style:parent-style-name="Standard">
      <style:text-properties style:font-name="Tymkrscii" fo:font-size="12pt" officeooo:rsid="0005a705" officeooo:paragraph-rsid="0005a705" style:font-size-asian="12pt" style:font-size-complex="12pt"/>
    </style:style>
    <style:style style:name="P4" style:family="paragraph" style:parent-style-name="Standard">
      <style:text-properties style:font-name="Tymkrscii" fo:font-size="12pt" officeooo:rsid="000932ae" officeooo:paragraph-rsid="000932ae" style:font-size-asian="12pt" style:font-size-complex="12pt"/>
    </style:style>
    <style:style style:name="P5" style:family="paragraph" style:parent-style-name="Standard">
      <style:text-properties style:font-name="Tymkrscii" fo:font-size="12pt" officeooo:rsid="000932ae" officeooo:paragraph-rsid="00096fcd" style:font-size-asian="12pt" style:font-size-complex="12pt"/>
    </style:style>
    <style:style style:name="P6" style:family="paragraph" style:parent-style-name="Standard">
      <style:text-properties style:font-name="Tymkrscii" fo:font-size="8pt" officeooo:rsid="000932ae" officeooo:paragraph-rsid="000932ae" style:font-size-asian="8pt" style:font-size-complex="8pt"/>
    </style:style>
    <style:style style:name="P7" style:family="paragraph" style:parent-style-name="Standard">
      <style:text-properties style:font-name="Tymkrscii" fo:font-size="8pt" officeooo:rsid="000932ae" officeooo:paragraph-rsid="00096fcd" style:font-size-asian="8pt" style:font-size-complex="8pt"/>
    </style:style>
    <style:style style:name="P8" style:family="paragraph" style:parent-style-name="Standard">
      <style:text-properties style:font-name="TymkrsciiSans" fo:font-size="12pt" officeooo:rsid="000932ae" officeooo:paragraph-rsid="000932ae" style:font-size-asian="12pt" style:font-size-complex="12pt"/>
    </style:style>
    <style:style style:name="T1" style:family="text">
      <style:text-properties officeooo:rsid="00060138"/>
    </style:style>
    <style:style style:name="T2" style:family="text">
      <style:text-properties fo:font-size="24pt" style:font-size-asian="24pt" style:font-size-complex="2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tymkrscii</text:span><field:fieldmark-start text:name="Unknown" field:type=""/><field:fieldmark-separator/><field:fieldmark-end/><text:line-break/></text:p>
      <text:p text:style-name="P4">MONO</text:p>
      <text:p text:style-name="P4"/>
      <text:p text:style-name="P4">column 1<text:tab/><text:tab/>column 2</text:p>
      <text:p text:style-name="P4">test w<text:tab/><text:tab/>test q</text:p>
      <text:p text:style-name="P4">test .<text:tab/><text:tab/>test *</text:p>
      <text:p text:style-name="P1"/>
      <text:p text:style-name="P5">Doloremque dolores hic consectetur doloremque exercitationem facilis. Id quisquam reiciendis consequatur natus perspiciatis qui. Non veniam provident libero libero aliquid. Distinctio eligendi nihil dolores et placeat dolor. In cum culpa assumenda. Autem odio inventore similique aut labore.</text:p>
      <text:p text:style-name="P2"/>
      <text:p text:style-name="P5">Qui molestiae omnis ab. Dolorum enim voluptatem consectetur. Illo dolores ducimus iure omnis. Sint architecto cupiditate quisquam. Molestiae dolores et eum quo inventore.</text:p>
      <text:p text:style-name="P7"/>
      <text:p text:style-name="P4">SANS</text:p>
      <text:p text:style-name="P8"/>
      <text:p text:style-name="P8">Autem illo enim praesentium perspiciatis dolorem dolorem. Consequatur accusantium nihil aspernatur sequi veritatis natus et autem. Exercitationem aliquam voluptate dolores quia id. Sed quo harum reiciendis temporibus ea. Fuga omnis ducimus neque sapiente tenetur quia.</text:p>
      <text:p text:style-name="P8"/>
      <text:p text:style-name="P8">Aliquid cumque et illum ratione nulla. Excepturi et id maiores veniam omnis. Voluptates aliquam ut rem neque.</text:p>
      <text:p text:style-name="P8"/>
      <text:p text:style-name="P6"/>
      <text:p text:style-name="P4">shift+ctrl+"u20" etc:</text:p>
      <text:p text:style-name="P1"/>
      <text:p text:style-name="P3">0x20<text:span text:style-name="T1"><text:tab/><text:tab/> </text:span></text:p>
      <text:p text:style-name="P3">0x21<text:span text:style-name="T1"><text:tab/><text:tab/>!</text:span></text:p>
      <text:p text:style-name="P3">0x22<text:span text:style-name="T1"><text:tab/><text:tab/>“</text:span></text:p>
      <text:p text:style-name="P3">0x23<text:span text:style-name="T1"><text:tab/><text:tab/>#</text:span></text:p>
      <text:p text:style-name="P3">0x24<text:span text:style-name="T1"><text:tab/><text:tab/>$</text:span></text:p>
      <text:p text:style-name="P3">0x25<text:span text:style-name="T1"><text:tab/><text:tab/>%</text:span></text:p>
      <text:p text:style-name="P3">0x26<text:span text:style-name="T1"><text:tab/><text:tab/>&amp;</text:span></text:p>
      <text:p text:style-name="P3">0x27<text:span text:style-name="T1"><text:tab/><text:tab/>‘</text:span></text:p>
      <text:p text:style-name="P3">0x28<text:span text:style-name="T1"><text:tab/><text:tab/>(</text:span></text:p>
      <text:p text:style-name="P3">0x29<text:span text:style-name="T1"><text:tab/><text:tab/>)</text:span></text:p>
      <text:p text:style-name="P3">0x2A<text:span text:style-name="T1"><text:tab/><text:tab/>*</text:span></text:p>
      <text:p text:style-name="P3">0x2B<text:span text:style-name="T1"><text:tab/><text:tab/>+</text:span></text:p>
      <text:p text:style-name="P3">0x2C<text:span text:style-name="T1"><text:tab/><text:tab/>,</text:span></text:p>
      <text:p text:style-name="P3">0x2D<text:span text:style-name="T1"><text:tab/><text:tab/>-</text:span></text:p>
      <text:p text:style-name="P3">0x2E<text:span text:style-name="T1"><text:tab/><text:tab/>.</text:span></text:p>
      <text:p text:style-name="P3">0x2F<text:span text:style-name="T1"><text:tab/><text:tab/>/</text:span></text:p>
      <text:p text:style-name="P3">0x30<text:span text:style-name="T1"><text:tab/><text:tab/>0</text:span></text:p>
      <text:p text:style-name="P3">0x31<text:span text:style-name="T1"><text:tab/><text:tab/>1</text:span></text:p>
      <text:p text:style-name="P3">0x32<text:span text:style-name="T1"><text:tab/><text:tab/>2</text:span></text:p>
      <text:p text:style-name="P3">0x33<text:span text:style-name="T1"><text:tab/><text:tab/>3</text:span></text:p>
      <text:p text:style-name="P3">0x34<text:span text:style-name="T1"><text:tab/><text:tab/>4</text:span></text:p>
      <text:p text:style-name="P3">0x35<text:span text:style-name="T1"><text:tab/><text:tab/>5</text:span></text:p>
      <text:p text:style-name="P3">0x36<text:span text:style-name="T1"><text:tab/><text:tab/>6</text:span></text:p>
      <text:p text:style-name="P3">0x37<text:span text:style-name="T1"><text:tab/><text:tab/>7</text:span></text:p>
      <text:p text:style-name="P3">0x38<text:span text:style-name="T1"><text:tab/><text:tab/>8</text:span></text:p>
      <text:p text:style-name="P3">0x39<text:span text:style-name="T1"><text:tab/><text:tab/>9</text:span></text:p>
      <text:p text:style-name="P3">0x3A<text:span text:style-name="T1"><text:tab/><text:tab/>:</text:span></text:p>
      <text:p text:style-name="P3">0x3B<text:span text:style-name="T1"><text:tab/><text:tab/>;</text:span></text:p>
      <text:p text:style-name="P3">0x3C<text:span text:style-name="T1"><text:tab/><text:tab/>&lt;</text:span></text:p>
      <text:p text:style-name="P3">0x3D<text:span text:style-name="T1"><text:tab/><text:tab/>=</text:span></text:p>
      <text:p text:style-name="P3">0x3E<text:span text:style-name="T1"><text:tab/><text:tab/>&gt;</text:span></text:p>
      <text:p text:style-name="P3">0x3F<text:span text:style-name="T1"><text:tab/><text:tab/>?</text:span></text:p>
      <text:p text:style-name="P3">0x40<text:span text:style-name="T1"><text:tab/><text:tab/>@</text:span></text:p>
      <text:p text:style-name="P3">0x41<text:span text:style-name="T1"><text:tab/><text:tab/>A</text:span></text:p>
      <text:p text:style-name="P3">0x42<text:span text:style-name="T1"><text:tab/><text:tab/>B</text:span></text:p>
      <text:p text:style-name="P3">0x43<text:span text:style-name="T1"><text:tab/><text:tab/>C</text:span></text:p>
      <text:p text:style-name="P3">0x44<text:span text:style-name="T1"><text:tab/><text:tab/>D</text:span></text:p>
      <text:p text:style-name="P3">0x45<text:span text:style-name="T1"><text:tab/><text:tab/>E</text:span></text:p>
      <text:p text:style-name="P3">0x46<text:span text:style-name="T1"><text:tab/><text:tab/>F</text:span></text:p>
      <text:p text:style-name="P3">0x47<text:span text:style-name="T1"><text:tab/><text:tab/>G</text:span></text:p>
      <text:p text:style-name="P3">0x48<text:span text:style-name="T1"><text:tab/><text:tab/>H</text:span></text:p>
      <text:p text:style-name="P3">0x49<text:span text:style-name="T1"><text:tab/><text:tab/>I</text:span></text:p>
      <text:p text:style-name="P3">0x4A<text:span text:style-name="T1"><text:tab/><text:tab/>J</text:span></text:p>
      <text:p text:style-name="P3">0x4B<text:span text:style-name="T1"><text:tab/><text:tab/>K</text:span></text:p>
      <text:p text:style-name="P3">0x4C<text:span text:style-name="T1"><text:tab/><text:tab/>L</text:span></text:p>
      <text:p text:style-name="P3">0x4D<text:span text:style-name="T1"><text:tab/><text:tab/>M</text:span></text:p>
      <text:p text:style-name="P3">0x4E<text:span text:style-name="T1"><text:tab/><text:tab/>N</text:span></text:p>
      <text:p text:style-name="P3">0x4F<text:span text:style-name="T1"><text:tab/><text:tab/>O</text:span></text:p>
      <text:p text:style-name="P3">0x50<text:span text:style-name="T1"><text:tab/><text:tab/>P</text:span></text:p>
      <text:p text:style-name="P3">0x51<text:span text:style-name="T1"><text:tab/><text:tab/>Q</text:span></text:p>
      <text:p text:style-name="P3">0x52<text:span text:style-name="T1"><text:tab/><text:tab/>R</text:span></text:p>
      <text:p text:style-name="P3">0x53<text:span text:style-name="T1"><text:tab/><text:tab/>S</text:span></text:p>
      <text:p text:style-name="P3">0x54<text:span text:style-name="T1"><text:tab/><text:tab/>T</text:span></text:p>
      <text:p text:style-name="P3">0x55<text:span text:style-name="T1"><text:tab/><text:tab/>U</text:span></text:p>
      <text:p text:style-name="P3">0x56<text:span text:style-name="T1"><text:tab/><text:tab/>V</text:span></text:p>
      <text:p text:style-name="P3">0x57<text:span text:style-name="T1"><text:tab/><text:tab/>W</text:span></text:p>
      <text:p text:style-name="P3">0x58<text:span text:style-name="T1"><text:tab/><text:tab/>X</text:span></text:p>
      <text:p text:style-name="P3">0x59<text:span text:style-name="T1"><text:tab/><text:tab/>Y</text:span></text:p>
      <text:p text:style-name="P3">0x5A<text:span text:style-name="T1"><text:tab/><text:tab/>Z</text:span></text:p>
      <text:p text:style-name="P3">0x5B<text:span text:style-name="T1"><text:tab/><text:tab/>[</text:span></text:p>
      <text:p text:style-name="P3">0x5C<text:span text:style-name="T1"><text:tab/><text:tab/>\</text:span></text:p>
      <text:p text:style-name="P3">0x5D<text:span text:style-name="T1"><text:tab/><text:tab/>]</text:span></text:p>
      <text:p text:style-name="P3">0x5E<text:span text:style-name="T1"><text:tab/><text:tab/>^</text:span></text:p>
      <text:p text:style-name="P3">0x5F<text:span text:style-name="T1"><text:tab/><text:tab/>_</text:span></text:p>
      <text:p text:style-name="P3">0x60<text:span text:style-name="T1"><text:tab/><text:tab/>`</text:span></text:p>
      <text:p text:style-name="P3">0x61<text:span text:style-name="T1"><text:tab/><text:tab/>a</text:span></text:p>
      <text:p text:style-name="P3">0x62<text:span text:style-name="T1"><text:tab/><text:tab/>b</text:span></text:p>
      <text:p text:style-name="P3">0x63<text:span text:style-name="T1"><text:tab/><text:tab/>c</text:span></text:p>
      <text:p text:style-name="P3">0x64<text:span text:style-name="T1"><text:tab/><text:tab/>d</text:span></text:p>
      <text:p text:style-name="P3">0x65<text:span text:style-name="T1"><text:tab/><text:tab/>e</text:span></text:p>
      <text:p text:style-name="P3">0x66<text:span text:style-name="T1"><text:tab/><text:tab/>f</text:span></text:p>
      <text:p text:style-name="P3">0x67<text:span text:style-name="T1"><text:tab/><text:tab/>g</text:span></text:p>
      <text:p text:style-name="P3">0x68<text:span text:style-name="T1"><text:tab/><text:tab/>h</text:span></text:p>
      <text:p text:style-name="P3">0x69<text:span text:style-name="T1"><text:tab/><text:tab/>i</text:span></text:p>
      <text:p text:style-name="P3">0x6A<text:span text:style-name="T1"><text:tab/><text:tab/>j</text:span></text:p>
      <text:p text:style-name="P3">0x6B<text:span text:style-name="T1"><text:tab/><text:tab/>k</text:span></text:p>
      <text:p text:style-name="P3">0x6C<text:span text:style-name="T1"><text:tab/><text:tab/>l</text:span></text:p>
      <text:p text:style-name="P3">0x6D<text:span text:style-name="T1"><text:tab/><text:tab/>m</text:span></text:p>
      <text:p text:style-name="P3">0x6E<text:span text:style-name="T1"><text:tab/><text:tab/>n</text:span></text:p>
      <text:p text:style-name="P3">0x6F<text:span text:style-name="T1"><text:tab/><text:tab/>o</text:span></text:p>
      <text:p text:style-name="P3">0x70<text:span text:style-name="T1"><text:tab/><text:tab/>p</text:span></text:p>
      <text:p text:style-name="P3">0x71<text:span text:style-name="T1"><text:tab/><text:tab/>q</text:span></text:p>
      <text:p text:style-name="P3">0x72<text:span text:style-name="T1"><text:tab/><text:tab/>r</text:span></text:p>
      <text:p text:style-name="P3">0x73<text:span text:style-name="T1"><text:tab/><text:tab/>s</text:span></text:p>
      <text:p text:style-name="P3">0x74<text:span text:style-name="T1"><text:tab/><text:tab/>t</text:span></text:p>
      <text:p text:style-name="P3">0x75<text:span text:style-name="T1"><text:tab/><text:tab/>u</text:span></text:p>
      <text:p text:style-name="P3">0x76<text:span text:style-name="T1"><text:tab/><text:tab/>v</text:span></text:p>
      <text:p text:style-name="P3">0x77<text:span text:style-name="T1"><text:tab/><text:tab/>w</text:span></text:p>
      <text:p text:style-name="P3">0x78<text:span text:style-name="T1"><text:tab/><text:tab/>x</text:span></text:p>
      <text:p text:style-name="P3">0x79<text:span text:style-name="T1"><text:tab/><text:tab/>y</text:span></text:p>
      <text:p text:style-name="P3">0x7A<text:span text:style-name="T1"><text:tab/><text:tab/>z</text:span></text:p>
      <text:p text:style-name="P3">0x7B<text:span text:style-name="T1"><text:tab/><text:tab/>{</text:span></text:p>
      <text:p text:style-name="P3">0x7C<text:span text:style-name="T1"><text:tab/><text:tab/>|</text:span></text:p>
      <text:p text:style-name="P3">0x7D<text:span text:style-name="T1"><text:tab/><text:tab/>}</text:span></text:p>
      <text:p text:style-name="P3">0x7E<text:span text:style-name="T1"><text:tab/><text:tab/>~</text:span></text:p>
      <text:p text:style-name="P3">0x7F<text:span text:style-name="T1"><text:tab/><text:tab/></text:span></text:p>
      <text:p text:style-name="P3">0x80<text:span text:style-name="T1"><text:tab/><text:tab/></text:span></text:p>
      <text:p text:style-name="P3">0x81<text:span text:style-name="T1"><text:tab/><text:tab/></text:span></text:p>
      <text:p text:style-name="P3">0x82<text:span text:style-name="T1"><text:tab/><text:tab/></text:span></text:p>
      <text:p text:style-name="P3">0x83<text:span text:style-name="T1"><text:tab/><text:tab/></text:span></text:p>
      <text:p text:style-name="P3">0x84<text:span text:style-name="T1"><text:tab/><text:tab/></text:span></text:p>
      <text:p text:style-name="P3">0x85<text:span text:style-name="T1"><text:tab/><text:tab/></text:span></text:p>
      <text:p text:style-name="P3">0x86<text:span text:style-name="T1"><text:tab/><text:tab/></text:span></text:p>
      <text:p text:style-name="P3">0x87<text:span text:style-name="T1"><text:tab/><text:tab/></text:span></text:p>
      <text:p text:style-name="P3">0x88<text:span text:style-name="T1"><text:tab/><text:tab/></text:span></text:p>
      <text:p text:style-name="P3">0x89<text:span text:style-name="T1"><text:tab/><text:tab/></text:span></text:p>
      <text:p text:style-name="P3">0x8A<text:span text:style-name="T1"><text:tab/><text:tab/></text:span></text:p>
      <text:p text:style-name="P3">0x8B<text:span text:style-name="T1"><text:tab/><text:tab/></text:span></text:p>
      <text:p text:style-name="P3">0x8C<text:span text:style-name="T1"><text:tab/><text:tab/></text:span></text:p>
      <text:p text:style-name="P3">0x8D<text:span text:style-name="T1"><text:tab/><text:tab/></text:span></text:p>
      <text:p text:style-name="P3">0x8E<text:span text:style-name="T1"><text:tab/><text:tab/></text:span></text:p>
      <text:p text:style-name="P3">0x8F<text:span text:style-name="T1"><text:tab/><text:tab/></text:span></text:p>
      <text:p text:style-name="P3">0x90<text:span text:style-name="T1"><text:tab/><text:tab/></text:span></text:p>
      <text:p text:style-name="P3">0x91<text:span text:style-name="T1"><text:tab/><text:tab/></text:span></text:p>
      <text:p text:style-name="P3">0x92<text:span text:style-name="T1"><text:tab/><text:tab/></text:span></text:p>
      <text:p text:style-name="P3">0x93<text:span text:style-name="T1"><text:tab/><text:tab/></text:span></text:p>
      <text:p text:style-name="P3">0x94<text:span text:style-name="T1"><text:tab/><text:tab/></text:span></text:p>
      <text:p text:style-name="P3">0x95<text:span text:style-name="T1"><text:tab/><text:tab/></text:span></text:p>
      <text:p text:style-name="P3">0x96<text:span text:style-name="T1"><text:tab/><text:tab/></text:span></text:p>
      <text:p text:style-name="P3">0x97<text:span text:style-name="T1"><text:tab/><text:tab/></text:span></text:p>
      <text:p text:style-name="P3">0x98<text:span text:style-name="T1"><text:tab/><text:tab/></text:span></text:p>
      <text:p text:style-name="P3">0x99<text:span text:style-name="T1"><text:tab/><text:tab/></text:span></text:p>
      <text:p text:style-name="P3">0x9A<text:span text:style-name="T1"><text:tab/><text:tab/></text:span></text:p>
      <text:p text:style-name="P3">0x9B<text:span text:style-name="T1"><text:tab/><text:tab/></text:span></text:p>
      <text:p text:style-name="P3">0x9C<text:span text:style-name="T1"><text:tab/><text:tab/></text:span></text:p>
      <text:p text:style-name="P3">0x9D<text:span text:style-name="T1"><text:tab/><text:tab/></text:span></text:p>
      <text:p text:style-name="P3">0x9E<text:span text:style-name="T1"><text:tab/><text:tab/></text:span></text:p>
      <text:p text:style-name="P3">0x9F<text:span text:style-name="T1"><text:tab/><text:tab/></text:span></text:p>
      <text:p text:style-name="P3">0xA0<text:span text:style-name="T1"><text:tab/><text:tab/> </text:span></text:p>
      <text:p text:style-name="P3">0xA1<text:span text:style-name="T1"><text:tab/><text:tab/>¡</text:span></text:p>
      <text:p text:style-name="P3">0xA2<text:span text:style-name="T1"><text:tab/><text:tab/>¢</text:span></text:p>
      <text:p text:style-name="P3">0xA3<text:span text:style-name="T1"><text:tab/><text:tab/>£</text:span></text:p>
      <text:p text:style-name="P3">0xA4<text:span text:style-name="T1"><text:tab/><text:tab/>¤</text:span></text:p>
      <text:p text:style-name="P3">0xA5<text:span text:style-name="T1"><text:tab/><text:tab/>¥</text:span></text:p>
      <text:p text:style-name="P3">0xA6<text:span text:style-name="T1"><text:tab/><text:tab/>¦</text:span></text:p>
      <text:p text:style-name="P3">0xA7<text:span text:style-name="T1"><text:tab/><text:tab/>§</text:span></text:p>
      <text:p text:style-name="P3">0xA8<text:span text:style-name="T1"><text:tab/><text:tab/>¨</text:span></text:p>
      <text:p text:style-name="P3">0xA9<text:span text:style-name="T1"><text:tab/><text:tab/>©</text:span></text:p>
      <text:p text:style-name="P3">0xAA<text:span text:style-name="T1"><text:tab/><text:tab/>ª</text:span></text:p>
      <text:p text:style-name="P3">0xAB<text:span text:style-name="T1"><text:tab/><text:tab/>«</text:span></text:p>
      <text:p text:style-name="P3">0xAC<text:span text:style-name="T1"><text:tab/><text:tab/>¬</text:span></text:p>
      <text:p text:style-name="P3">0xAD<text:span text:style-name="T1"><text:tab/><text:tab/>­</text:span></text:p>
      <text:p text:style-name="P3">0xAE<text:span text:style-name="T1"><text:tab/><text:tab/>®</text:span></text:p>
      <text:p text:style-name="P3">0xAF<text:span text:style-name="T1"><text:tab/><text:tab/>¯</text:span></text:p>
      <text:p text:style-name="P3">0xB0<text:span text:style-name="T1"><text:tab/><text:tab/>°</text:span></text:p>
      <text:p text:style-name="P3">0xB1<text:span text:style-name="T1"><text:tab/><text:tab/>±</text:span></text:p>
      <text:p text:style-name="P3">0xB2<text:span text:style-name="T1"><text:tab/><text:tab/>²</text:span></text:p>
      <text:p text:style-name="P3">0xB3<text:span text:style-name="T1"><text:tab/><text:tab/>³</text:span></text:p>
      <text:p text:style-name="P3">0xB4<text:span text:style-name="T1"><text:tab/><text:tab/>´</text:span></text:p>
      <text:p text:style-name="P3">0xB5<text:span text:style-name="T1"><text:tab/><text:tab/>µ</text:span></text:p>
      <text:p text:style-name="P3">0xB6<text:span text:style-name="T1"><text:tab/><text:tab/>¶</text:span></text:p>
      <text:p text:style-name="P3">0xB7<text:span text:style-name="T1"><text:tab/><text:tab/>·</text:span></text:p>
      <text:p text:style-name="P3">0xB8<text:span text:style-name="T1"><text:tab/><text:tab/>¸</text:span></text:p>
      <text:p text:style-name="P3">0xB9<text:span text:style-name="T1"><text:tab/><text:tab/>¹</text:span></text:p>
      <text:p text:style-name="P3">0xBA<text:span text:style-name="T1"><text:tab/><text:tab/>º</text:span></text:p>
      <text:p text:style-name="P3">0xBB<text:span text:style-name="T1"><text:tab/><text:tab/>»</text:span></text:p>
      <text:p text:style-name="P3">0xBC<text:span text:style-name="T1"><text:tab/><text:tab/>¼</text:span></text:p>
      <text:p text:style-name="P3">0xBD<text:span text:style-name="T1"><text:tab/><text:tab/>½</text:span></text:p>
      <text:p text:style-name="P3">0xBE<text:span text:style-name="T1"><text:tab/><text:tab/>¾</text:span></text:p>
      <text:p text:style-name="P3">0xBF<text:span text:style-name="T1"><text:tab/><text:tab/>¿</text:span></text:p>
      <text:p text:style-name="P3">0xC0<text:span text:style-name="T1"><text:tab/><text:tab/>À</text:span></text:p>
      <text:p text:style-name="P3">0xC1<text:span text:style-name="T1"><text:tab/><text:tab/>Á</text:span></text:p>
      <text:p text:style-name="P3">0xC2<text:span text:style-name="T1"><text:tab/><text:tab/>Â</text:span></text:p>
      <text:p text:style-name="P3">0xC3<text:span text:style-name="T1"><text:tab/><text:tab/>Ã</text:span></text:p>
      <text:p text:style-name="P3">0xC4<text:span text:style-name="T1"><text:tab/><text:tab/>Ä</text:span></text:p>
      <text:p text:style-name="P3">0xC5<text:span text:style-name="T1"><text:tab/><text:tab/>Å</text:span></text:p>
      <text:p text:style-name="P3">0xC6<text:span text:style-name="T1"><text:tab/><text:tab/>Æ</text:span></text:p>
      <text:p text:style-name="P3">0xC7<text:span text:style-name="T1"><text:tab/><text:tab/>Ç</text:span></text:p>
      <text:p text:style-name="P3">0xC8<text:span text:style-name="T1"><text:tab/><text:tab/>È</text:span></text:p>
      <text:p text:style-name="P3">0xC9<text:span text:style-name="T1"><text:tab/><text:tab/>É</text:span></text:p>
      <text:p text:style-name="P3">0xCA<text:span text:style-name="T1"><text:tab/><text:tab/>Ê</text:span></text:p>
      <text:p text:style-name="P3">0xCB<text:span text:style-name="T1"><text:tab/><text:tab/>Ë</text:span></text:p>
      <text:p text:style-name="P3">0xCC<text:span text:style-name="T1"><text:tab/><text:tab/>Ì</text:span></text:p>
      <text:p text:style-name="P3">0xCD<text:span text:style-name="T1"><text:tab/><text:tab/>Í</text:span></text:p>
      <text:p text:style-name="P3">0xCE<text:span text:style-name="T1"><text:tab/><text:tab/>Î</text:span></text:p>
      <text:p text:style-name="P3">0xCF<text:span text:style-name="T1"><text:tab/><text:tab/>Ï</text:span></text:p>
      <text:p text:style-name="P3">0xD0<text:span text:style-name="T1"><text:tab/><text:tab/>Ð</text:span></text:p>
      <text:p text:style-name="P3">0xD1<text:span text:style-name="T1"><text:tab/><text:tab/>Ñ</text:span></text:p>
      <text:p text:style-name="P3">0xD2<text:span text:style-name="T1"><text:tab/><text:tab/>Ò</text:span></text:p>
      <text:p text:style-name="P3">0xD3<text:span text:style-name="T1"><text:tab/><text:tab/>Ó</text:span></text:p>
      <text:p text:style-name="P3">0xD4<text:span text:style-name="T1"><text:tab/><text:tab/>Ô</text:span></text:p>
      <text:p text:style-name="P3">0xD5<text:span text:style-name="T1"><text:tab/><text:tab/>Õ</text:span></text:p>
      <text:p text:style-name="P3">0xD6<text:span text:style-name="T1"><text:tab/><text:tab/>Ö</text:span></text:p>
      <text:p text:style-name="P3">0xD7<text:span text:style-name="T1"><text:tab/><text:tab/>×</text:span></text:p>
      <text:p text:style-name="P3">0xD8<text:span text:style-name="T1"><text:tab/><text:tab/>Ø</text:span></text:p>
      <text:p text:style-name="P3">0xD9<text:span text:style-name="T1"><text:tab/><text:tab/>Ù</text:span></text:p>
      <text:p text:style-name="P3">0xDA<text:span text:style-name="T1"><text:tab/><text:tab/>Ú</text:span></text:p>
      <text:p text:style-name="P3">0xDB<text:span text:style-name="T1"><text:tab/><text:tab/>Û</text:span></text:p>
      <text:p text:style-name="P3">0xDC<text:span text:style-name="T1"><text:tab/><text:tab/>Ü</text:span></text:p>
      <text:p text:style-name="P3">0xDD<text:span text:style-name="T1"><text:tab/><text:tab/>Ý</text:span></text:p>
      <text:p text:style-name="P3">0xDE<text:span text:style-name="T1"><text:tab/><text:tab/>Þ</text:span></text:p>
      <text:p text:style-name="P3">0xDF<text:span text:style-name="T1"><text:tab/><text:tab/>ß</text:span></text:p>
      <text:p text:style-name="P3">0xE0<text:span text:style-name="T1"><text:tab/><text:tab/>à</text:span></text:p>
      <text:p text:style-name="P3">0xE1<text:span text:style-name="T1"><text:tab/><text:tab/>á</text:span></text:p>
      <text:p text:style-name="P3">0xE2<text:span text:style-name="T1"><text:tab/><text:tab/>â</text:span></text:p>
      <text:p text:style-name="P3">0xE3<text:span text:style-name="T1"><text:tab/><text:tab/>ã</text:span></text:p>
      <text:p text:style-name="P3">0xE4<text:span text:style-name="T1"><text:tab/><text:tab/>ä</text:span></text:p>
      <text:p text:style-name="P3">0xE5<text:span text:style-name="T1"><text:tab/><text:tab/>å</text:span></text:p>
      <text:p text:style-name="P3">0xE6<text:span text:style-name="T1"><text:tab/><text:tab/>æ</text:span></text:p>
      <text:p text:style-name="P3">0xE7<text:span text:style-name="T1"><text:tab/><text:tab/>ç</text:span></text:p>
      <text:p text:style-name="P3">0xE8<text:span text:style-name="T1"><text:tab/><text:tab/>è</text:span></text:p>
      <text:p text:style-name="P3">0xE9<text:span text:style-name="T1"><text:tab/><text:tab/>é</text:span></text:p>
      <text:p text:style-name="P3">0xEA<text:span text:style-name="T1"><text:tab/><text:tab/>ê</text:span></text:p>
      <text:p text:style-name="P3">0xEB<text:span text:style-name="T1"><text:tab/><text:tab/>ë</text:span></text:p>
      <text:p text:style-name="P3">0xEC<text:span text:style-name="T1"><text:tab/><text:tab/>ì</text:span></text:p>
      <text:p text:style-name="P3">0xED<text:span text:style-name="T1"><text:tab/><text:tab/>í</text:span></text:p>
      <text:p text:style-name="P3">0xEE<text:span text:style-name="T1"><text:tab/><text:tab/>î</text:span></text:p>
      <text:p text:style-name="P3">0xEF<text:span text:style-name="T1"><text:tab/><text:tab/>ï</text:span></text:p>
      <text:p text:style-name="P3">0xF0<text:span text:style-name="T1"><text:tab/><text:tab/>ð</text:span></text:p>
      <text:p text:style-name="P3">0xF1<text:span text:style-name="T1"><text:tab/><text:tab/>ñ</text:span></text:p>
      <text:p text:style-name="P3">0xF2<text:span text:style-name="T1"><text:tab/><text:tab/>ò</text:span></text:p>
      <text:p text:style-name="P3">0xF3<text:span text:style-name="T1"><text:tab/><text:tab/>ó</text:span></text:p>
      <text:p text:style-name="P3">0xF4<text:span text:style-name="T1"><text:tab/><text:tab/>ô</text:span></text:p>
      <text:p text:style-name="P3">0xF5<text:span text:style-name="T1"><text:tab/><text:tab/>õ</text:span></text:p>
      <text:p text:style-name="P3">0xF6<text:span text:style-name="T1"><text:tab/><text:tab/>ö</text:span></text:p>
      <text:p text:style-name="P3">0xF7<text:span text:style-name="T1"><text:tab/><text:tab/>÷</text:span></text:p>
      <text:p text:style-name="P3">0xF8<text:span text:style-name="T1"><text:tab/><text:tab/>ø</text:span></text:p>
      <text:p text:style-name="P3">0xF9<text:span text:style-name="T1"><text:tab/><text:tab/>ù</text:span></text:p>
      <text:p text:style-name="P3">0xFA<text:span text:style-name="T1"><text:tab/><text:tab/>ú</text:span></text:p>
      <text:p text:style-name="P3">0xFB<text:span text:style-name="T1"><text:tab/><text:tab/>û</text:span></text:p>
      <text:p text:style-name="P3">0xFC<text:span text:style-name="T1"><text:tab/><text:tab/>ü</text:span></text:p>
      <text:p text:style-name="P3">0xFD<text:span text:style-name="T1"><text:tab/><text:tab/>ý</text:span></text:p>
      <text:p text:style-name="P3">0xFE<text:span text:style-name="T1"><text:tab/><text:tab/>þ</text:span></text:p>
      <text:p text:style-name="P3">0xFF<text:span text:style-name="T1"><text:tab/><text:tab/>ÿ</text:span></text:p>
      <text:p text:style-name="P3"/>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ymkrscii" svg:font-family="Tymkrscii" style:font-pitch="fixed"/>
    <style:font-face style:name="TymkrsciiSans" svg:font-family="TymkrsciiSans"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9T12:52:35.780522564</meta:creation-date>
    <meta:editing-duration>P0D</meta:editing-duration>
    <meta:editing-cycles>1</meta:editing-cycles>
    <meta:generator>LibreOffice/7.4.5.1$Linux_X86_64 LibreOffice_project/40$Build-1</meta:generator>
    <meta:document-statistic meta:table-count="0" meta:image-count="0" meta:object-count="0" meta:page-count="1" meta:paragraph-count="235" meta:word-count="574" meta:character-count="2491" meta:non-whitespace-character-count="1918"/>
  </office:meta>
</office:document-meta>
</file>